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OpenCMN&lt;/h1&gt;</text:p>
      <text:p text:style-name="P1">&lt;h2&gt;About&lt;/h2&gt;</text:p>
      <text:p text:style-name="P1">&lt;p&gt;</text:p>
      <text:p text:style-name="P1">&lt;a href="http://www.opencpn.org/"&gt;OpenCPN&lt;/a&gt; is a free software project</text:p>
      <text:p text:style-name="P1"> to create a concise chart plotter and navigation software for use as</text:p>
      <text:p text:style-name="P1"> an underway or planning tool.</text:p>
      <text:p text:style-name="P1">&lt;p&gt;</text:p>
      <text:p text:style-name="P1">Current features:</text:p>
      <text:p text:style-name="P1">&lt;pre&gt;</text:p>
      <text:p text:style-name="P1">* GPS/GPSD Postition Input</text:p>
      <text:p text:style-name="P1">* BSB Raster Chart Display</text:p>
      <text:p text:style-name="P1">* S57 Vector ENC Chart Display</text:p>
      <text:p text:style-name="P1">* C-MAP Vector Chart Display (CM93/2)</text:p>
      <text:p text:style-name="P1">* AIS Input Decoding</text:p>
      <text:p text:style-name="P1">* Waypoint / Autopilot Navigation</text:p>
      <text:p text:style-name="P1">* International Language Support</text:p>
      <text:p text:style-name="P1">* Cross-platform support</text:p>
      <text:p text:style-name="P1">* Grib Weather Overlay</text:p>
      <text:p text:style-name="P1">&lt;/pre&gt;</text:p>
      <text:p text:style-name="P1">&lt;br&gt;</text:p>
      <text:p text:style-name="Normal"/>
      <text:p text:style-name="P1">&lt;h4&gt;Homepage&lt;/h4&gt;</text:p>
      <text:p text:style-name="P1"> &lt;a href="http://www.opencpn.org/"&gt;http://www.opencpn.org&lt;/a&gt;</text:p>
      <text:p text:style-name="Normal"/>
      <text:p text:style-name="P1">&lt;h4&gt;License&lt;/h4&gt;</text:p>
      <text:p text:style-name="P1"> GNU General Public License (GPL) version 2</text:p>
      <text:p text:style-name="Normal"/>
      <text:p text:style-name="P1">&lt;h2&gt;Running&lt;/h2&gt;</text:p>
      <text:p text:style-name="Normal"/>
      <text:p text:style-name="P1">&lt;h3&gt;Setting up your charts&lt;/h3&gt;</text:p>
      <text:p text:style-name="P1">Before running OpenCPN on the LiveDVD you should activate the sample data.</text:p>
      <text:p text:style-name="P1">To do this open a Terminal from the main Applications menu and run</text:p>
      <text:p text:style-name="P1">"&lt;tt&gt;opencpn_noaa_agreement.sh&lt;/tt&gt;" at the command prompt.</text:p>
      <text:p text:style-name="P1">&lt;p&gt;</text:p>
      <text:p text:style-name="P1">You can download additional US nautical charts from NOAA at </text:p>
      <text:p text:style-name="P1"> &lt;a href="http://www.charts.noaa.gov/"&gt;http://www.charts.noaa.gov/&lt;/a&gt;</text:p>
      <text:p text:style-name="Normal"/>
      <text:p text:style-name="Normal"/>
      <text:p text:style-name="P1">&lt;h3&gt;Setting up your GPS&lt;/h3&gt;</text:p>
      <text:p text:style-name="P1"> &lt;p&gt;If you have a GPS connected you will want to start the gpsd service.</text:p>
      <text:p text:style-name="P1"> <text:s/>To do that run:</text:p>
      <text:p text:style-name="Normal"/>
      <text:p text:style-name="P1">&lt;pre&gt;</text:p>
      <text:p text:style-name="P1"> <text:s/>sudo dpkg-reconfigure gpsd</text:p>
      <text:p text:style-name="P1">&lt;/pre&gt;</text:p>
      <text:p text:style-name="P1">and</text:p>
      <text:p text:style-name="P1">&lt;pre&gt;</text:p>
      <text:p text:style-name="P1"> <text:s/>sudo /etc/init.d/gpsd start</text:p>
      <text:p text:style-name="P1">&lt;/pre&gt;</text:p>
      <text:p text:style-name="Normal"/>
      <text:p text:style-name="P1">BlueTooth GPS users should take special care to read up about the no-probe</text:p>
      <text:p text:style-name="P1">option. (for this reason we have not started gpsd automatically)</text:p>
      <text:p text:style-name="Normal"/>
      <text:p text:style-name="P1">&lt;BR&gt;&lt;BR&gt;</text:p>
      <text:p text:style-name="P1">&amp;bull; 'xgps' is a good program to check that Gpsd can see your GPS ok.</text:p>
      <text:p text:style-name="Normal"/>
      <text:p text:style-name="P1">&lt;BR&gt;</text:p>
      <text:p text:style-name="Normal"/>
      <text:p text:style-name="P1">&lt;h4&gt;Documentation&lt;/h4&gt;</text:p>
      <text:p text:style-name="P1">Documentation is available from the</text:p>
      <text:p text:style-name="P1"> &lt;a href="file:///usr/local/share/opencpn/doc/help.html"&gt;Help menu&lt;/a&gt;,</text:p>
      <text:p text:style-name="P1">or online at</text:p>
      <text:p text:style-name="P1"> &lt;a href="http://www.opencpn.org/docwiki"&gt;http://www.opencpn.org/docwiki&lt;/a&gt;.</text:p>
      <text:p text:style-name="P1">&lt;p&gt;</text:p>
      <text:p text:style-name="P1">&amp;bull;&lt;a href="file:///usr/local/share/opencpn/doc/tips.html"&gt;Getting started tips&lt;/a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